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9B000000D0DF1B8D06.png" manifest:media-type="image/png"/>
  <manifest:file-entry manifest:full-path="Pictures/100002010000089C000000D0F79B5857.png" manifest:media-type="image/png"/>
  <manifest:file-entry manifest:full-path="Pictures/10000201000007F2000000D07EA53DA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, 'Times New Roman'"/>
    <style:font-face style:name="Liberation Sans" svg:font-family="'Liberation Sans', 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833cm"/>
    </style:style>
    <style:style style:name="Tabela1.C" style:family="table-column">
      <style:table-column-properties style:column-width="2.835cm"/>
    </style:style>
    <style:style style:name="Tabela1.D" style:family="table-column">
      <style:table-column-properties style:column-width="2.506cm"/>
    </style:style>
    <style:style style:name="Tabela1.E" style:family="table-column">
      <style:table-column-properties style:column-width="2.593cm"/>
    </style:style>
    <style:style style:name="Tabela1.F" style:family="table-column">
      <style:table-column-properties style:column-width="3.413cm"/>
    </style:style>
    <style:style style:name="Tabela1.1" style:family="table-row">
      <style:table-row-properties style:min-row-height="1.9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6336c" officeooo:paragraph-rsid="0016336c"/>
    </style:style>
    <style:style style:name="P2" style:family="paragraph" style:parent-style-name="Standard">
      <style:text-properties officeooo:rsid="0016336c" officeooo:paragraph-rsid="00175c92"/>
    </style:style>
    <style:style style:name="P3" style:family="paragraph" style:parent-style-name="Standard">
      <style:text-properties officeooo:rsid="0016336c" officeooo:paragraph-rsid="001814ad"/>
    </style:style>
    <style:style style:name="P4" style:family="paragraph" style:parent-style-name="Standard">
      <style:text-properties officeooo:rsid="0016336c" officeooo:paragraph-rsid="00196a16"/>
    </style:style>
    <style:style style:name="P5" style:family="paragraph" style:parent-style-name="Standard">
      <style:text-properties officeooo:rsid="001814ad" officeooo:paragraph-rsid="001814ad"/>
    </style:style>
    <style:style style:name="P6" style:family="paragraph" style:parent-style-name="Standard">
      <style:text-properties officeooo:rsid="001814ad" officeooo:paragraph-rsid="00196a16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814ad" officeooo:paragraph-rsid="001814ad" style:font-weight-asian="bold" style:font-weight-complex="bold"/>
    </style:style>
    <style:style style:name="P8" style:family="paragraph" style:parent-style-name="Standard">
      <style:text-properties fo:font-size="14pt" fo:font-weight="bold" officeooo:rsid="001814ad" officeooo:paragraph-rsid="001814a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814ad" officeooo:paragraph-rsid="001814a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336c" officeooo:paragraph-rsid="0016336c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196a16" officeooo:paragraph-rsid="00196a16"/>
    </style:style>
    <style:style style:name="P1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6336c" officeooo:paragraph-rsid="00196a16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4pt" fo:font-weight="bold" officeooo:rsid="001814ad" officeooo:paragraph-rsid="001814ad" style:font-size-asian="14pt" style:font-weight-asian="bold" style:font-size-complex="14pt" style:font-weight-complex="bold"/>
    </style:style>
    <style:style style:name="P14" style:family="paragraph" style:parent-style-name="Illustration">
      <style:text-properties officeooo:rsid="001bfb93" officeooo:paragraph-rsid="001bfb93"/>
    </style:style>
    <style:style style:name="P15" style:family="paragraph" style:parent-style-name="Table_20_Contents">
      <style:text-properties officeooo:rsid="00175c92" officeooo:paragraph-rsid="00175c92"/>
    </style:style>
    <style:style style:name="P16" style:family="paragraph" style:parent-style-name="Table_20_Contents">
      <style:paragraph-properties fo:text-align="center" style:justify-single-word="false"/>
      <style:text-properties officeooo:rsid="00175c92" officeooo:paragraph-rsid="00175c92"/>
    </style:style>
    <style:style style:name="P17" style:family="paragraph">
      <loext:graphic-properties draw:fill-color="#83caff"/>
      <style:paragraph-properties fo:text-align="center"/>
    </style:style>
    <style:style style:name="P18" style:family="paragraph">
      <loext:graphic-properties draw:fill-color="#579d1c"/>
      <style:paragraph-properties fo:text-align="center"/>
    </style:style>
    <style:style style:name="P19" style:family="paragraph">
      <loext:graphic-properties draw:fill-color="#ff950e"/>
      <style:paragraph-properties fo:text-align="center"/>
    </style:style>
    <style:style style:name="P20" style:family="paragraph">
      <loext:graphic-properties draw:fill-color="#9966cc"/>
      <style:paragraph-properties fo:text-align="center"/>
    </style:style>
    <style:style style:name="P21" style:family="paragraph">
      <loext:graphic-properties draw:fill-color="#ffff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4ad" style:font-weight-asian="bold" style:font-weight-complex="bold"/>
    </style:style>
    <style:style style:name="T3" style:family="text">
      <style:text-properties fo:font-weight="bold" officeooo:rsid="00196a16" style:font-weight-asian="bold" style:font-weight-complex="bold"/>
    </style:style>
    <style:style style:name="T4" style:family="text">
      <style:text-properties officeooo:rsid="001814ad"/>
    </style:style>
    <style:style style:name="T5" style:family="text">
      <style:text-properties officeooo:rsid="00196a16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96a16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8211"/>
    </style:style>
    <style:style style:name="T10" style:family="text">
      <style:text-properties officeooo:rsid="001acd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3ca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579d1c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950e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9966cc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66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3333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0">Modelo <text:s/>– </text:span>DOCUMENTAÇÃO</text:p>
      <text:p text:style-name="P7"/>
      <text:p text:style-name="P10">Rack ADM 2</text:p>
      <text:p text:style-name="P6"><text:span text:style-name="T1">Patrimônio</text:span>:553652</text:p>
      <text:p text:style-name="P3"><text:span text:style-name="T1">Localização</text:span>: Bloco Administrativo</text:p>
      <text:p text:style-name="P3"><text:span text:style-name="T2">Complemento</text:span><text:span text:style-name="T4">: </text:span>Corredor</text:p>
      <text:p text:style-name="P5"/>
      <text:p text:style-name="P12"><text:span text:style-name="T6">Swicth</text:span></text:p>
      <text:p text:style-name="P4"/>
      <text:p text:style-name="P6"><text:span text:style-name="T1">Patrimônio:</text:span><text:span text:style-name="T8">553658</text:span></text:p>
      <text:p text:style-name="P11"><text:span text:style-name="T3">M</text:span><text:span text:style-name="T1">odelo: </text:span><text:span text:style-name="T8">S5700S</text:span></text:p>
      <text:p text:style-name="P4"><text:span text:style-name="T3">Número Portas</text:span><text:span text:style-name="T5">: </text:span>24 <text:s/></text:p>
      <text:p text:style-name="P3"><text:span text:style-name="T1">Marca</text:span>: Huawei</text:p>
      <text:p text:style-name="P5"/>
      <text:p text:style-name="P5"><text:span text:style-name="T1">Login</text:span>:admin</text:p>
      <text:p text:style-name="P5"><text:span text:style-name="T1">Senha</text:span>:123456</text:p>
      <text:p text:style-name="P5"><text:span text:style-name="T1">IP Gerência</text:span>: 172.20.90.1</text:p>
      <text:p text:style-name="P1"/>
      <text:p text:style-name="P2"><text:span text:style-name="T1">Configuração das Portas</text:span>: 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5"><draw:custom-shape text:anchor-type="paragraph" draw:z-index="1" draw:style-name="gr2" draw:text-style-name="P18" svg:width="0.742cm" svg:height="0.742cm" svg:x="0.769cm" svg:y="0.767cm"><text:p/><draw:enhanced-geometry svg:viewBox="0 0 21600 21600" draw:type="rectangle" draw:enhanced-path="M 0 0 L 21600 0 21600 21600 0 21600 0 0 Z N"/></draw:custom-shape><draw:custom-shape text:anchor-type="paragraph" draw:z-index="0" draw:style-name="gr1" draw:text-style-name="P17" svg:width="0.742cm" svg:height="0.742cm" svg:x="3.732cm" svg:y="0.714cm"><text:p/><draw:enhanced-geometry svg:viewBox="0 0 21600 21600" draw:type="rectangle" draw:enhanced-path="M 0 0 L 21600 0 21600 21600 0 21600 0 0 Z N"/></draw:custom-shape><draw:custom-shape text:anchor-type="paragraph" draw:z-index="3" draw:style-name="gr4" draw:text-style-name="P20" svg:width="0.742cm" svg:height="0.742cm" svg:x="9.11cm" svg:y="0.741cm"><text:p/><draw:enhanced-geometry svg:viewBox="0 0 21600 21600" draw:type="rectangle" draw:enhanced-path="M 0 0 L 21600 0 21600 21600 0 21600 0 0 Z N"/></draw:custom-shape><draw:custom-shape text:anchor-type="paragraph" draw:z-index="4" draw:style-name="gr5" draw:text-style-name="P21" svg:width="0.742cm" svg:height="0.742cm" svg:x="11.843cm" svg:y="0.741cm"><text:p/><draw:enhanced-geometry svg:viewBox="0 0 21600 21600" draw:type="rectangle" draw:enhanced-path="M 0 0 L 21600 0 21600 21600 0 21600 0 0 Z N"/></draw:custom-shape><draw:custom-shape text:anchor-type="paragraph" draw:z-index="5" draw:style-name="gr6" draw:text-style-name="P22" svg:width="0.742cm" svg:height="0.742cm" svg:x="14.64cm" svg:y="0.741cm"><text:p/><draw:enhanced-geometry svg:viewBox="0 0 21600 21600" draw:type="rectangle" draw:enhanced-path="M 0 0 L 21600 0 21600 21600 0 21600 0 0 Z N"/></draw:custom-shape>Vlan ADM</text:p>
          </table:table-cell>
          <table:table-cell table:style-name="Tabela1.A1" office:value-type="string">
            <text:p text:style-name="P15"><draw:custom-shape text:anchor-type="paragraph" draw:z-index="2" draw:style-name="gr3" draw:text-style-name="P19" svg:width="0.742cm" svg:height="0.742cm" svg:x="3.732cm" svg:y="0.714cm"><text:p/><draw:enhanced-geometry svg:viewBox="0 0 21600 21600" draw:type="rectangle" draw:enhanced-path="M 0 0 L 21600 0 21600 21600 0 21600 0 0 Z N"/></draw:custom-shape>Vlan Alunos</text:p>
          </table:table-cell>
          <table:table-cell table:style-name="Tabela1.A1" office:value-type="string">
            <text:p text:style-name="P15">Vlan Impress.</text:p>
          </table:table-cell>
          <table:table-cell table:style-name="Tabela1.A1" office:value-type="string">
            <text:p text:style-name="P16">Telefone</text:p>
          </table:table-cell>
          <table:table-cell table:style-name="Tabela1.A1" office:value-type="string">
            <text:p text:style-name="P16">UPlink</text:p>
          </table:table-cell>
          <table:table-cell table:style-name="Tabela1.F1" office:value-type="string">
            <text:p text:style-name="P15">BackBone/Trunk</text:p>
          </table:table-cell>
        </table:table-row>
      </table:table>
      <text:p text:style-name="P5"/>
      <text:p text:style-name="P5"><draw:frame draw:style-name="fr2" draw:name="Quadro1" text:anchor-type="paragraph" svg:width="17cm" draw:z-index="10"><draw:text-box fo:min-height="1.737cm"><text:p text:style-name="P14"><draw:frame draw:style-name="fr3" draw:name="Figura1" text:anchor-type="paragraph" svg:width="17cm" svg:height="1.737cm" style:rel-height="scale" draw:z-index="11"><draw:image xlink:href="Pictures/10000201000007F2000000D07EA53DA4.png" xlink:type="simple" xlink:show="embed" xlink:actuate="onLoad"/></draw:frame>Switch</text:p></draw:text-box></draw:frame></text:p>
      <text:p text:style-name="P5"/>
      <text:p text:style-name="P13">Patch Panel 1</text:p>
      <text:p text:style-name="P8"/>
      <text:p text:style-name="P5"><text:span text:style-name="T1">Patrimônio</text:span>: 556889</text:p>
      <text:p text:style-name="P5"><draw:frame draw:style-name="fr1" draw:name="Quadro2" text:anchor-type="paragraph" svg:x="0cm" svg:y="0.644cm" svg:width="17cm" draw:z-index="6"><draw:text-box fo:min-height="1.603cm"><text:p text:style-name="Illustration"><draw:frame draw:style-name="fr3" draw:name="Figura2" text:anchor-type="paragraph" svg:width="17cm" svg:height="1.603cm" style:rel-height="scale" draw:z-index="7"><draw:image xlink:href="Pictures/100002010000089C000000D0F79B5857.png" xlink:type="simple" xlink:show="embed" xlink:actuate="onLoad"/></draw:frame><text:span text:style-name="T5">Patch Panel </text:span></text:p></draw:text-box></draw:frame>Distr<text:span text:style-name="T5">ib</text:span>uição dos Pontos:</text:p>
      <text:p text:style-name="P5"/>
      <text:p text:style-name="P5"/>
      <text:p text:style-name="P13">Pacth Voice</text:p>
      <text:p text:style-name="P8"/>
      <text:p text:style-name="P5"><text:span text:style-name="T1">Patrimônio</text:span>:558863</text:p>
      <text:p text:style-name="P5">Distr<text:span text:style-name="T5">ib</text:span>uição Ramais:</text:p>
      <text:p text:style-name="P5"><draw:frame draw:style-name="fr2" draw:name="Quadro3" text:anchor-type="paragraph" svg:width="17cm" draw:z-index="8"><draw:text-box fo:min-height="1.603cm"><text:p text:style-name="Illustration"><draw:frame draw:style-name="fr3" draw:name="Figura3" text:anchor-type="paragraph" svg:width="17cm" svg:height="1.603cm" style:rel-height="scale" draw:z-index="9"><draw:image xlink:href="Pictures/100002010000089B000000D0DF1B8D06.png" xlink:type="simple" xlink:show="embed" xlink:actuate="onLoad"/></draw:frame><text:span text:style-name="T5">Patch Voic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, 'Times New Roman'"/>
    <style:font-face style:name="Liberation Sans" svg:font-family="'Liberation Sans', 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" fo:font-family="Times, 'Times New Roman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8:59:39.826000000</meta:creation-date>
    <dc:date>2017-10-18T11:57:26.960000000</dc:date>
    <meta:editing-duration>PT1H24M48S</meta:editing-duration>
    <meta:editing-cycles>4</meta:editing-cycles>
    <meta:generator>LibreOffice/4.4.6.3$Windows_x86 LibreOffice_project/e8938fd3328e95dcf59dd64e7facd2c7d67c704d</meta:generator>
    <meta:document-statistic meta:table-count="1" meta:image-count="3" meta:object-count="0" meta:page-count="1" meta:paragraph-count="29" meta:word-count="55" meta:character-count="436" meta:non-whitespace-character-count="404"/>
  </office:meta>
</office:document-meta>
</file>